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Footer">
      <style:text-properties fo:font-style="normal" style:font-style-asian="normal" style:font-style-complex="normal"/>
    </style:style>
    <style:style style:name="P2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Text_20_body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Standard" style:list-style-name="L2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2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3" style:family="paragraph" style:parent-style-name="Heading_20_1">
      <style:paragraph-properties fo:text-align="center" style:justify-single-word="false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Add an Album to the Library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4">Use Case ID:</text:p>
          </table:table-cell>
          <table:table-cell table:style-name="Table12.B1" table:number-columns-spanned="3" office:value-type="string">
            <text:p text:style-name="P5">AM00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Use Case Name:</text:p>
          </table:table-cell>
          <table:table-cell table:style-name="Table12.B2" table:number-columns-spanned="3" office:value-type="string">
            <text:p text:style-name="P3">Add an Album to the Library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4">Created By:</text:p>
          </table:table-cell>
          <table:table-cell table:style-name="Table12.B3" office:value-type="string">
            <text:p text:style-name="P5">Julian Nguyen</text:p>
          </table:table-cell>
          <table:table-cell table:style-name="Table12.B3" office:value-type="string">
            <text:p text:style-name="P4">Last Updated By:</text:p>
          </table:table-cell>
          <table:table-cell table:style-name="Table12.B2" office:value-type="string">
            <text:p text:style-name="P5">Julian Nguyen</text:p>
          </table:table-cell>
        </table:table-row>
        <table:table-row table:style-name="Table12.1">
          <table:table-cell table:style-name="Table12.A4" office:value-type="string">
            <text:p text:style-name="P4">Date Created:</text:p>
          </table:table-cell>
          <table:table-cell table:style-name="Table12.B4" office:value-type="string">
            <text:p text:style-name="P5">4/6/2013</text:p>
          </table:table-cell>
          <table:table-cell table:style-name="Table12.B4" office:value-type="string">
            <text:p text:style-name="P4">Date Last Updated:</text:p>
          </table:table-cell>
          <table:table-cell table:style-name="Table12.D4" office:value-type="string">
            <text:p text:style-name="P5">4/6/2013</text:p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">Actors:</text:p>
          </table:table-cell>
          <table:table-cell table:style-name="Table13.B1" office:value-type="string">
            <text:p text:style-name="P5">End-user</text:p>
          </table:table-cell>
        </table:table-row>
        <table:table-row table:style-name="Table13.1">
          <table:table-cell table:style-name="Table13.A2" office:value-type="string">
            <text:p text:style-name="P4">Description:</text:p>
          </table:table-cell>
          <table:table-cell table:style-name="Table13.B2" office:value-type="string">
            <text:p text:style-name="P2">The End-user will add new Album to the PhotoBomber Library.</text:p>
            <text:p text:style-name="P2">The new Album will have a name given by the Actor.</text:p>
          </table:table-cell>
        </table:table-row>
        <table:table-row table:style-name="Table13.1">
          <table:table-cell table:style-name="Table13.A2" office:value-type="string">
            <text:p text:style-name="P4">Preconditions:</text:p>
          </table:table-cell>
          <table:table-cell table:style-name="Table13.B2" office:value-type="string">
            <text:list xml:id="list4374255867075911268" text:style-name="L1">
              <text:list-item>
                <text:p text:style-name="P9">PhotoBomber is at the Library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Postconditions:</text:p>
          </table:table-cell>
          <table:table-cell table:style-name="Table13.B2" office:value-type="string">
            <text:list xml:id="list4198473335533304822" text:style-name="L2">
              <text:list-item>
                <text:p text:style-name="P7">A new Album is added to the PhotoBomber Library </text:p>
              </text:list-item>
              <text:list-item>
                <text:p text:style-name="P7">The new Album added has the Album Name specified by the Actor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Normal Flow:</text:p>
          </table:table-cell>
          <table:table-cell table:style-name="Table13.B2" office:value-type="string">
            <text:list xml:id="list8677655562178344432" text:style-name="L3">
              <text:list-item>
                <text:p text:style-name="P10">A1 or A2</text:p>
              </text:list-item>
              <text:list-item>
                <text:p text:style-name="P10">A tiled list of the albums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Alternative Flows:</text:p>
          </table:table-cell>
          <table:table-cell table:style-name="Table13.B2" office:value-type="string">
            <text:list xml:id="list2598541283824989609" text:style-name="L4">
              <text:list-item>
                <text:p text:style-name="P11">&lt;&gt;&lt;&gt;</text:p>
              </text:list-item>
              <text:list-item>
                <text:p text:style-name="P11">&lt;&gt;&lt;&gt;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Exceptions:</text:p>
          </table:table-cell>
          <table:table-cell table:style-name="Table13.B2" office:value-type="string">
            <text:list xml:id="list5191182428438861798" text:style-name="L5">
              <text:list-item>
                <text:p text:style-name="P12">&lt;&gt;&lt;&gt;</text:p>
              </text:list-item>
              <text:list-item>
                <text:p text:style-name="P12">&lt;&gt;&lt;&gt;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4">Includes:</text:p>
          </table:table-cell>
          <table:table-cell table:style-name="Table13.B2" office:value-type="string">
            <text:p text:style-name="P5">None</text:p>
          </table:table-cell>
        </table:table-row>
        <table:table-row table:style-name="Table13.1">
          <table:table-cell table:style-name="Table13.A2" office:value-type="string">
            <text:p text:style-name="P4">Priority:</text:p>
          </table:table-cell>
          <table:table-cell table:style-name="Table13.B2" office:value-type="string">
            <text:p text:style-name="P5">High</text:p>
          </table:table-cell>
        </table:table-row>
        <table:table-row table:style-name="Table13.1">
          <table:table-cell table:style-name="Table13.A2" office:value-type="string">
            <text:p text:style-name="P4">Frequency of Use:</text:p>
          </table:table-cell>
          <table:table-cell table:style-name="Table13.B2" office:value-type="string">
            <text:p text:style-name="P5">Very Frequent</text:p>
          </table:table-cell>
        </table:table-row>
        <table:table-row table:style-name="Table13.1">
          <table:table-cell table:style-name="Table13.A2" office:value-type="string">
            <text:p text:style-name="P4">Special Requirements:</text:p>
          </table:table-cell>
          <table:table-cell table:style-name="Table13.B2" office:value-type="string">
            <text:p text:style-name="P5">None</text:p>
          </table:table-cell>
        </table:table-row>
        <table:table-row table:style-name="Table13.1">
          <table:table-cell table:style-name="Table13.A2" office:value-type="string">
            <text:p text:style-name="P4">Assumption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13" office:value-type="string">
            <text:p text:style-name="P4">Notes and Issues:</text:p>
          </table:table-cell>
          <table:table-cell table:style-name="Table13.B13" office:value-type="string">
            <text:p text:style-name="P5">Non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normal" style:font-style-asian="normal" style:font-style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PhotoBomber Studios, LL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01:52:09</meta:creation-date>
    <dc:date>2013-04-06T10:54:49.17</dc:date>
    <meta:editing-duration>PT1H31M23S</meta:editing-duration>
    <meta:editing-cycles>3</meta:editing-cycles>
    <meta:generator>OpenOffice.org/3.4$Win32 OpenOffice.org_project/340m1$Build-9590</meta:generator>
    <meta:document-statistic meta:table-count="2" meta:image-count="0" meta:object-count="0" meta:page-count="1" meta:paragraph-count="45" meta:word-count="136" meta:character-count="750"/>
  </office:meta>
</office:document-meta>
</file>